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dbb6" fo:border="0.74pt solid #00a933"/>
    </style:style>
    <style:style style:name="ce3" style:family="table-cell" style:parent-style-name="Default">
      <style:table-cell-properties fo:background-color="#00a933" style:text-align-source="fix" style:repeat-content="false" fo:border="0.74pt solid #00a933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5429" fo:border="0.74pt solid #00a933"/>
    </style:style>
    <style:style style:name="ce12" style:family="table-cell" style:parent-style-name="Default">
      <style:table-cell-properties fo:background-color="#ffdbb6" style:text-align-source="fix" style:repeat-content="false" fo:border="0.74pt solid #00a933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a933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00a933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8d1d75" style:text-align-source="fix" style:repeat-content="false" fo:border-left="0.74pt groove #000000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1"/>
          <table:table-cell table:style-name="ce13" office:value-type="string" calcext:value-type="string" table:number-columns-spanned="3" table:number-rows-spanned="1">
            <text:p>game map</text:p>
          </table:table-cell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9"/>
          <table:table-cell table:style-name="ce11" table:number-columns-repeated="3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6"/>
          <table:table-cell table:style-name="ce11" table:number-columns-repeated="3"/>
          <table:table-cell table:style-name="ce10" table:number-columns-repeated="3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4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2"/>
          <table:table-cell table:style-name="ce11" table:number-columns-repeated="2"/>
          <table:table-cell table:style-name="ce10" table:number-columns-repeated="8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8"/>
          <table:table-cell table:style-name="ce11" table:number-columns-repeated="5"/>
          <table:table-cell table:style-name="ce10" table:number-columns-repeated="9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1"/>
          <table:table-cell table:style-name="ce10" table:number-columns-repeated="14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2" office:value-type="string" calcext:value-type="string">
            <text:p>☉</text:p>
          </table:table-cell>
          <table:table-cell table:style-name="ce11" table:number-columns-repeated="15"/>
          <table:table-cell table:style-name="ce10" table:number-columns-repeated="4"/>
          <table:table-cell table:number-columns-repeated="981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 table:number-columns-repeated="11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16"/>
          <table:table-cell table:style-name="ce10" table:number-columns-repeated="27"/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2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23"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5" calcext:value-type="float">
            <text:p>5</text:p>
          </table:table-cell>
          <table:table-cell table:style-name="ce10" table:number-columns-repeated="19"/>
          <table:table-cell table:number-columns-repeated="23"/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0" table:number-columns-repeated="18"/>
          <table:table-cell table:number-columns-repeated="23"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9" calcext:value-type="float">
            <text:p>2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5"/>
          <table:table-cell table:style-name="ce3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☉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10" table:number-columns-repeated="17"/>
          <table:table-cell table:number-columns-repeated="23"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0" table:number-columns-repeated="18"/>
          <table:table-cell table:number-columns-repeated="23"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279" calcext:value-type="float">
            <text:p>2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10" calcext:value-type="float">
            <text:p>10</text:p>
          </table:table-cell>
          <table:table-cell table:style-name="ce10" table:number-columns-repeated="19"/>
          <table:table-cell table:number-columns-repeated="23"/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99" calcext:value-type="float">
            <text:p>2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9" calcext:value-type="float">
            <text:p>3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39" calcext:value-type="float">
            <text:p>3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359" calcext:value-type="float">
            <text:p>3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379" calcext:value-type="float">
            <text:p>3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3"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384" calcext:value-type="float">
            <text:p>384</text:p>
          </table:table-cell>
          <table:table-cell table:style-name="ce17" office:value-type="float" office:value="385" calcext:value-type="float">
            <text:p>385</text:p>
          </table:table-cell>
          <table:table-cell table:style-name="ce17" office:value-type="float" office:value="386" calcext:value-type="float">
            <text:p>386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388" calcext:value-type="float">
            <text:p>388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392" calcext:value-type="float">
            <text:p>392</text:p>
          </table:table-cell>
          <table:table-cell table:style-name="ce17" office:value-type="float" office:value="393" calcext:value-type="float">
            <text:p>393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395" calcext:value-type="float">
            <text:p>395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397" calcext:value-type="float">
            <text:p>397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399" calcext:value-type="float">
            <text:p>399</text:p>
          </table:table-cell>
          <table:table-cell table:number-columns-repeated="937"/>
        </table:table-row>
        <table:table-row table:style-name="ro1" table:number-rows-repeated="2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1:34:37.618878897</meta:creation-date>
    <dc:date>2024-07-11T22:52:10.915773174</dc:date>
    <meta:editing-duration>PT3H27M54S</meta:editing-duration>
    <meta:editing-cycles>5</meta:editing-cycles>
    <meta:generator>LibreOffice/7.3.7.2$Linux_X86_64 LibreOffice_project/30$Build-2</meta:generator>
    <meta:document-statistic meta:table-count="1" meta:cell-count="417" meta:object-count="0"/>
  </office:meta>
</office:document-meta>
</file>